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3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1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059" calcext:value-type="float">
            <text:p>20.665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3223225806" calcext:value-type="float">
            <text:p>20.8423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796775" calcext:value-type="float">
            <text:p>21.077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36152" calcext:value-type="float">
            <text:p>21.2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6175" calcext:value-type="float">
            <text:p>21.323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47734193548" calcext:value-type="float">
            <text:p>21.6247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18118709677" calcext:value-type="float">
            <text:p>21.8218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71739354839" calcext:value-type="float">
            <text:p>21.4371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0637419355" calcext:value-type="float">
            <text:p>21.2560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23682580645" calcext:value-type="float">
            <text:p>21.062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00496" calcext:value-type="float">
            <text:p>20.92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45778064516" calcext:value-type="float">
            <text:p>20.9445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20048" calcext:value-type="float">
            <text:p>21.22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8836129032" calcext:value-type="float">
            <text:p>21.4248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8995" calcext:value-type="float">
            <text:p>21.6748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77464" calcext:value-type="float">
            <text:p>21.89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933725" calcext:value-type="float">
            <text:p>22.129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5347096774" calcext:value-type="float">
            <text:p>21.9025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78614193548" calcext:value-type="float">
            <text:p>21.9478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77525" calcext:value-type="float">
            <text:p>21.8237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5208" calcext:value-type="float">
            <text:p>21.54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555" calcext:value-type="float">
            <text:p>20.44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11616" calcext:value-type="float">
            <text:p>19.9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12482580645" calcext:value-type="float">
            <text:p>19.7212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41077142857" calcext:value-type="float">
            <text:p>19.69410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42775" calcext:value-type="float">
            <text:p>19.8054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9925" calcext:value-type="float">
            <text:p>20.513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5448" calcext:value-type="float">
            <text:p>20.97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233925" calcext:value-type="float">
            <text:p>21.0023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87848" calcext:value-type="float">
            <text:p>20.85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5554" calcext:value-type="float">
            <text:p>20.815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5876129032" calcext:value-type="float">
            <text:p>20.961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61625806452" calcext:value-type="float">
            <text:p>20.91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34209032258" calcext:value-type="float">
            <text:p>21.0534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8840516129" calcext:value-type="float">
            <text:p>20.858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707675" calcext:value-type="float">
            <text:p>20.8070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78054285714" calcext:value-type="float">
            <text:p>20.8678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51618064516" calcext:value-type="float">
            <text:p>21.0451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05495" calcext:value-type="float">
            <text:p>21.1605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2328" calcext:value-type="float">
            <text:p>21.2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147" calcext:value-type="float">
            <text:p>21.369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2448" calcext:value-type="float">
            <text:p>21.87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29971612903" calcext:value-type="float">
            <text:p>22.0629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31184516129" calcext:value-type="float">
            <text:p>22.173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17512" calcext:value-type="float">
            <text:p>22.2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09901935484" calcext:value-type="float">
            <text:p>22.0809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6616" calcext:value-type="float">
            <text:p>21.62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801525" calcext:value-type="float">
            <text:p>21.4580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49165714286" calcext:value-type="float">
            <text:p>21.4849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23256" calcext:value-type="float">
            <text:p>22.11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45238709677" calcext:value-type="float">
            <text:p>22.184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7576" calcext:value-type="float">
            <text:p>22.39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206175" calcext:value-type="float">
            <text:p>22.5920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1083870968" calcext:value-type="float">
            <text:p>21.945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64904" calcext:value-type="float">
            <text:p>21.24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247975" calcext:value-type="float">
            <text:p>20.6024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88696" calcext:value-type="float">
            <text:p>20.36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9329230769" calcext:value-type="float">
            <text:p>20.47693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1166896552" calcext:value-type="float">
            <text:p>20.60111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7746" calcext:value-type="float">
            <text:p>20.827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2625" calcext:value-type="float">
            <text:p>21.0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57616" calcext:value-type="float">
            <text:p>21.1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26816" calcext:value-type="float">
            <text:p>21.241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91941538462" calcext:value-type="float">
            <text:p>21.62919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84915" calcext:value-type="float">
            <text:p>21.4584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56424" calcext:value-type="float">
            <text:p>21.06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7028" calcext:value-type="float">
            <text:p>20.41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1908" calcext:value-type="float">
            <text:p>20.09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55925" calcext:value-type="float">
            <text:p>20.0955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11" calcext:value-type="float">
            <text:p>20.3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743525" calcext:value-type="float">
            <text:p>20.627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88518709677" calcext:value-type="float">
            <text:p>20.998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845775" calcext:value-type="float">
            <text:p>21.1884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8492903226" calcext:value-type="float">
            <text:p>21.1748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42368" calcext:value-type="float">
            <text:p>21.55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1844" calcext:value-type="float">
            <text:p>21.61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3876" calcext:value-type="float">
            <text:p>20.34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22512" calcext:value-type="float">
            <text:p>19.94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843825" calcext:value-type="float">
            <text:p>19.5084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18424" calcext:value-type="float">
            <text:p>19.87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20375" calcext:value-type="float">
            <text:p>20.2992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6474" calcext:value-type="float">
            <text:p>20.55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9407483871" calcext:value-type="float">
            <text:p>20.749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77068387097" calcext:value-type="float">
            <text:p>20.9077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91072" calcext:value-type="float">
            <text:p>20.9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11135483871" calcext:value-type="float">
            <text:p>20.831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67456" calcext:value-type="float">
            <text:p>20.6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76445" calcext:value-type="float">
            <text:p>20.777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02918709677" calcext:value-type="float">
            <text:p>21.0902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39468387097" calcext:value-type="float">
            <text:p>21.3039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6732903226" calcext:value-type="float">
            <text:p>20.9096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01011612903" calcext:value-type="float">
            <text:p>20.9901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74864516129" calcext:value-type="float">
            <text:p>21.30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21067586207" calcext:value-type="float">
            <text:p>21.61210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31424516129" calcext:value-type="float">
            <text:p>21.603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76015483871" calcext:value-type="float">
            <text:p>21.687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20838709677" calcext:value-type="float">
            <text:p>21.712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0833548387" calcext:value-type="float">
            <text:p>21.671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276" calcext:value-type="float">
            <text:p>21.89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2785" calcext:value-type="float">
            <text:p>22.282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5304516129" calcext:value-type="float">
            <text:p>22.285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35816" calcext:value-type="float">
            <text:p>22.76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12875" calcext:value-type="float">
            <text:p>22.747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09864" calcext:value-type="float">
            <text:p>22.4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917925" calcext:value-type="float">
            <text:p>22.3891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44794482759" calcext:value-type="float">
            <text:p>22.54447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48875" calcext:value-type="float">
            <text:p>22.5794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43032258064" calcext:value-type="float">
            <text:p>22.754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48118709677" calcext:value-type="float">
            <text:p>22.9648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5656774194" calcext:value-type="float">
            <text:p>23.2195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93571612903" calcext:value-type="float">
            <text:p>23.4193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43316129032" calcext:value-type="float">
            <text:p>23.104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356" calcext:value-type="float">
            <text:p>22.91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86304516129" calcext:value-type="float">
            <text:p>22.078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2753548387" calcext:value-type="float">
            <text:p>21.683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67687741935" calcext:value-type="float">
            <text:p>21.6367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50019310345" calcext:value-type="float">
            <text:p>21.78500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36508387097" calcext:value-type="float">
            <text:p>21.9836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11868387097" calcext:value-type="float">
            <text:p>22.081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51486451613" calcext:value-type="float">
            <text:p>22.095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8619354839" calcext:value-type="float">
            <text:p>21.988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38650322581" calcext:value-type="float">
            <text:p>21.853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1220645161" calcext:value-type="float">
            <text:p>21.6981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151825" calcext:value-type="float">
            <text:p>21.2915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5048" calcext:value-type="float">
            <text:p>21.03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630225" calcext:value-type="float">
            <text:p>20.7063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85981935484" calcext:value-type="float">
            <text:p>20.468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12761290323" calcext:value-type="float">
            <text:p>20.411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08446896552" calcext:value-type="float">
            <text:p>20.71084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2523870968" calcext:value-type="float">
            <text:p>21.192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57047741935" calcext:value-type="float">
            <text:p>21.5057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46923870968" calcext:value-type="float">
            <text:p>21.6646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49468387097" calcext:value-type="float">
            <text:p>21.6849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56178064516" calcext:value-type="float">
            <text:p>21.6456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7316129032" calcext:value-type="float">
            <text:p>21.732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5824" calcext:value-type="float">
            <text:p>21.7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06670769231" calcext:value-type="float">
            <text:p>21.28066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4125" calcext:value-type="float">
            <text:p>21.207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92792" calcext:value-type="float">
            <text:p>21.30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127625" calcext:value-type="float">
            <text:p>21.6412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48574285714" calcext:value-type="float">
            <text:p>21.6648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5570909091" calcext:value-type="float">
            <text:p>21.6715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62555" calcext:value-type="float">
            <text:p>21.856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73296" calcext:value-type="float">
            <text:p>22.01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91161290323" calcext:value-type="float">
            <text:p>22.179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09553548387" calcext:value-type="float">
            <text:p>22.1709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48472258064" calcext:value-type="float">
            <text:p>22.5348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07245" calcext:value-type="float">
            <text:p>22.5607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6684" calcext:value-type="float">
            <text:p>22.23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84748387097" calcext:value-type="float">
            <text:p>21.71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7504" calcext:value-type="float">
            <text:p>21.42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78214193548" calcext:value-type="float">
            <text:p>21.6278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7757241379" calcext:value-type="float">
            <text:p>22.03777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73875" calcext:value-type="float">
            <text:p>22.293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06973333333" calcext:value-type="float">
            <text:p>23.0206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30882580645" calcext:value-type="float">
            <text:p>23.013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6314" calcext:value-type="float">
            <text:p>23.08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99768" calcext:value-type="float">
            <text:p>23.0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5492" calcext:value-type="float">
            <text:p>22.60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26792" calcext:value-type="float">
            <text:p>21.84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83475" calcext:value-type="float">
            <text:p>21.5378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3771034483" calcext:value-type="float">
            <text:p>21.6073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83184516129" calcext:value-type="float">
            <text:p>21.868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16495483871" calcext:value-type="float">
            <text:p>22.071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82255483871" calcext:value-type="float">
            <text:p>22.108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51775483871" calcext:value-type="float">
            <text:p>22.105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4566" calcext:value-type="float">
            <text:p>22.054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6278" calcext:value-type="float">
            <text:p>22.036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8697" calcext:value-type="float">
            <text:p>21.578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59496" calcext:value-type="float">
            <text:p>21.1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08247741935" calcext:value-type="float">
            <text:p>20.5608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32136" calcext:value-type="float">
            <text:p>20.07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13675" calcext:value-type="float">
            <text:p>19.7631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5245714286" calcext:value-type="float">
            <text:p>19.8725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5128516129" calcext:value-type="float">
            <text:p>20.1151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93618064516" calcext:value-type="float">
            <text:p>20.359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7406451613" calcext:value-type="float">
            <text:p>20.35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48681290323" calcext:value-type="float">
            <text:p>20.1948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9442580645" calcext:value-type="float">
            <text:p>19.955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9532903226" calcext:value-type="float">
            <text:p>19.720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2846" calcext:value-type="float">
            <text:p>19.72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882" calcext:value-type="float">
            <text:p>19.76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0713" calcext:value-type="float">
            <text:p>19.420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22928" calcext:value-type="float">
            <text:p>19.4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4046451613" calcext:value-type="float">
            <text:p>19.9524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74609655172" calcext:value-type="float">
            <text:p>20.09746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62678709677" calcext:value-type="float">
            <text:p>20.1362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29710967742" calcext:value-type="float">
            <text:p>20.1829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11378064516" calcext:value-type="float">
            <text:p>20.091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28495483871" calcext:value-type="float">
            <text:p>20.242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53641290323" calcext:value-type="float">
            <text:p>21.1153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7231483871" calcext:value-type="float">
            <text:p>21.627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927225" calcext:value-type="float">
            <text:p>21.6092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41552" calcext:value-type="float">
            <text:p>21.7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264375" calcext:value-type="float">
            <text:p>21.1526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48211612903" calcext:value-type="float">
            <text:p>20.6548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95468387097" calcext:value-type="float">
            <text:p>20.3895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1166896552" calcext:value-type="float">
            <text:p>20.60111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61657142857" calcext:value-type="float">
            <text:p>20.666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6823225806" calcext:value-type="float">
            <text:p>20.6746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88173793104" calcext:value-type="float">
            <text:p>20.728817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73138064516" calcext:value-type="float">
            <text:p>20.737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2307096774" calcext:value-type="float">
            <text:p>20.613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5943225806" calcext:value-type="float">
            <text:p>20.7325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9696516129" calcext:value-type="float">
            <text:p>20.8496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18024" calcext:value-type="float">
            <text:p>20.82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571575" calcext:value-type="float">
            <text:p>20.5857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1460645161" calcext:value-type="float">
            <text:p>20.366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53181935484" calcext:value-type="float">
            <text:p>20.895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6751428571" calcext:value-type="float">
            <text:p>21.5126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8392" calcext:value-type="float">
            <text:p>21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7080516129" calcext:value-type="float">
            <text:p>22.017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33664" calcext:value-type="float">
            <text:p>22.4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59690322581" calcext:value-type="float">
            <text:p>22.685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07460645161" calcext:value-type="float">
            <text:p>22.880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9489032258" calcext:value-type="float">
            <text:p>22.9919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553325" calcext:value-type="float">
            <text:p>22.935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16536" calcext:value-type="float">
            <text:p>22.83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83775" calcext:value-type="float">
            <text:p>22.3238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50332903226" calcext:value-type="float">
            <text:p>21.8850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1894193548" calcext:value-type="float">
            <text:p>21.905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81237142857" calcext:value-type="float">
            <text:p>22.1081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12676129032" calcext:value-type="float">
            <text:p>22.2112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8846451613" calcext:value-type="float">
            <text:p>22.268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69176" calcext:value-type="float">
            <text:p>22.27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21409032258" calcext:value-type="float">
            <text:p>22.2421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76815483871" calcext:value-type="float">
            <text:p>22.327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61429677419" calcext:value-type="float">
            <text:p>22.4061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012" calcext:value-type="float">
            <text:p>22.5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8789677419" calcext:value-type="float">
            <text:p>22.1988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96464" calcext:value-type="float">
            <text:p>21.85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7896774193" calcext:value-type="float">
            <text:p>21.9637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06125714286" calcext:value-type="float">
            <text:p>22.1006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8263225807" calcext:value-type="float">
            <text:p>22.2078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3050322581" calcext:value-type="float">
            <text:p>22.326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148" calcext:value-type="float">
            <text:p>22.39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03592258064" calcext:value-type="float">
            <text:p>22.4403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7559483871" calcext:value-type="float">
            <text:p>22.7275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75285" calcext:value-type="float">
            <text:p>22.8975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57225" calcext:value-type="float">
            <text:p>22.866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60024" calcext:value-type="float">
            <text:p>22.67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91741935484" calcext:value-type="float">
            <text:p>22.02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53169032258" calcext:value-type="float">
            <text:p>21.7453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57225" calcext:value-type="float">
            <text:p>21.723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1191724138" calcext:value-type="float">
            <text:p>21.77711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625425" calcext:value-type="float">
            <text:p>21.8462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31125" calcext:value-type="float">
            <text:p>21.9213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7179354839" calcext:value-type="float">
            <text:p>21.979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27889032258" calcext:value-type="float">
            <text:p>22.0927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47261935484" calcext:value-type="float">
            <text:p>22.2547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2925" calcext:value-type="float">
            <text:p>22.152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7692903226" calcext:value-type="float">
            <text:p>22.058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74" calcext:value-type="float">
            <text:p>22.0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34722580645" calcext:value-type="float">
            <text:p>21.513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1352" calcext:value-type="float">
            <text:p>21.04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56190967742" calcext:value-type="float">
            <text:p>20.7956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6222857143" calcext:value-type="float">
            <text:p>20.8176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9282580645" calcext:value-type="float">
            <text:p>20.9709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88807741935" calcext:value-type="float">
            <text:p>21.0088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5568" calcext:value-type="float">
            <text:p>20.93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91179354839" calcext:value-type="float">
            <text:p>20.9891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06" calcext:value-type="float">
            <text:p>21.3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5899354839" calcext:value-type="float">
            <text:p>21.336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54621935484" calcext:value-type="float">
            <text:p>21.2854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26336" calcext:value-type="float">
            <text:p>20.5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78025" calcext:value-type="float">
            <text:p>19.577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24256" calcext:value-type="float">
            <text:p>19.10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71367741936" calcext:value-type="float">
            <text:p>19.247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7505714286" calcext:value-type="float">
            <text:p>19.77575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32369032258" calcext:value-type="float">
            <text:p>20.343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52952258064" calcext:value-type="float">
            <text:p>20.7852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55304" calcext:value-type="float">
            <text:p>21.18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0528516129" calcext:value-type="float">
            <text:p>21.410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3460645161" calcext:value-type="float">
            <text:p>21.2043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49940645161" calcext:value-type="float">
            <text:p>21.054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51618064516" calcext:value-type="float">
            <text:p>21.0451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5144" calcext:value-type="float">
            <text:p>20.9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4443870968" calcext:value-type="float">
            <text:p>20.8234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15944" calcext:value-type="float">
            <text:p>20.68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47460645161" calcext:value-type="float">
            <text:p>20.594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51828571429" calcext:value-type="float">
            <text:p>20.785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21948387097" calcext:value-type="float">
            <text:p>21.002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01009032258" calcext:value-type="float">
            <text:p>21.1601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9132" calcext:value-type="float">
            <text:p>21.24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75672258064" calcext:value-type="float">
            <text:p>21.43756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52534193548" calcext:value-type="float">
            <text:p>21.6552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61788387097" calcext:value-type="float">
            <text:p>21.6361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21824516129" calcext:value-type="float">
            <text:p>21.542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788" calcext:value-type="float">
            <text:p>21.2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9122580645" calcext:value-type="float">
            <text:p>20.842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798" calcext:value-type="float">
            <text:p>20.66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14430967742" calcext:value-type="float">
            <text:p>20.9114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97078709677" calcext:value-type="float">
            <text:p>20.989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2023225806" calcext:value-type="float">
            <text:p>21.0252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8952" calcext:value-type="float">
            <text:p>21.0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3543225807" calcext:value-type="float">
            <text:p>21.0983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42709677419" calcext:value-type="float">
            <text:p>21.144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11362580645" calcext:value-type="float">
            <text:p>21.111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3667096774" calcext:value-type="float">
            <text:p>20.939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9784" calcext:value-type="float">
            <text:p>20.70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18795" calcext:value-type="float">
            <text:p>20.3718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424" calcext:value-type="float">
            <text:p>19.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8882580645" calcext:value-type="float">
            <text:p>19.8888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8691428571" calcext:value-type="float">
            <text:p>20.0168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78294193548" calcext:value-type="float">
            <text:p>20.167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38211612903" calcext:value-type="float">
            <text:p>20.2738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67488" calcext:value-type="float">
            <text:p>20.31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02521290323" calcext:value-type="float">
            <text:p>20.6002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8936774194" calcext:value-type="float">
            <text:p>20.890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2683870968" calcext:value-type="float">
            <text:p>20.939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64921290323" calcext:value-type="float">
            <text:p>20.9964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124775" calcext:value-type="float">
            <text:p>20.6512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70256" calcext:value-type="float">
            <text:p>20.34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37690322581" calcext:value-type="float">
            <text:p>20.323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67117142857" calcext:value-type="float">
            <text:p>20.7167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71339354839" calcext:value-type="float">
            <text:p>21.117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6709677419" calcext:value-type="float">
            <text:p>21.29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08512" calcext:value-type="float">
            <text:p>21.44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91922580645" calcext:value-type="float">
            <text:p>21.559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14352" calcext:value-type="float">
            <text:p>21.54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75788387097" calcext:value-type="float">
            <text:p>21.407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85739354839" calcext:value-type="float">
            <text:p>21.2085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13528" calcext:value-type="float">
            <text:p>20.83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84887741935" calcext:value-type="float">
            <text:p>20.1584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5716" calcext:value-type="float">
            <text:p>19.82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02531612903" calcext:value-type="float">
            <text:p>19.9202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89671428571" calcext:value-type="float">
            <text:p>20.0389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8492903226" calcext:value-type="float">
            <text:p>20.4128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4996129032" calcext:value-type="float">
            <text:p>20.638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99432" calcext:value-type="float">
            <text:p>20.7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46704516129" calcext:value-type="float">
            <text:p>20.874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3272" calcext:value-type="float">
            <text:p>21.05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09047741935" calcext:value-type="float">
            <text:p>21.2009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27094193548" calcext:value-type="float">
            <text:p>21.1127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4976" calcext:value-type="float">
            <text:p>20.9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66487741935" calcext:value-type="float">
            <text:p>20.6766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8016" calcext:value-type="float">
            <text:p>20.4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9202580645" calcext:value-type="float">
            <text:p>20.525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29012413793" calcext:value-type="float">
            <text:p>20.74290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23974193548" calcext:value-type="float">
            <text:p>20.902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4547096774" calcext:value-type="float">
            <text:p>20.8814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02176" calcext:value-type="float">
            <text:p>20.74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95870967742" calcext:value-type="float">
            <text:p>20.53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09117419355" calcext:value-type="float">
            <text:p>20.420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38090322581" calcext:value-type="float">
            <text:p>20.643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3576" calcext:value-type="float">
            <text:p>20.71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73138064516" calcext:value-type="float">
            <text:p>20.737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7048" calcext:value-type="float">
            <text:p>20.72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3463225806" calcext:value-type="float">
            <text:p>21.0343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18588571429" calcext:value-type="float">
            <text:p>21.6218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0774193548" calcext:value-type="float">
            <text:p>22.15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76237419355" calcext:value-type="float">
            <text:p>22.3076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1112" calcext:value-type="float">
            <text:p>22.37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27478709677" calcext:value-type="float">
            <text:p>22.4527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6676" calcext:value-type="float">
            <text:p>22.42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2523870968" calcext:value-type="float">
            <text:p>22.335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07065806452" calcext:value-type="float">
            <text:p>22.220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72664" calcext:value-type="float">
            <text:p>21.86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991525" calcext:value-type="float">
            <text:p>21.4199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47858064516" calcext:value-type="float">
            <text:p>21.084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03097142857" calcext:value-type="float">
            <text:p>21.3103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39811612903" calcext:value-type="float">
            <text:p>21.5539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7416516129" calcext:value-type="float">
            <text:p>21.657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74344" calcext:value-type="float">
            <text:p>21.68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3187096774" calcext:value-type="float">
            <text:p>21.698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13408" calcext:value-type="float">
            <text:p>21.7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1473548387" calcext:value-type="float">
            <text:p>21.8021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7248516129" calcext:value-type="float">
            <text:p>21.837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1072" calcext:value-type="float">
            <text:p>21.83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0910967742" calcext:value-type="float">
            <text:p>21.524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28376" calcext:value-type="float">
            <text:p>21.3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8299354839" calcext:value-type="float">
            <text:p>21.3518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08985714286" calcext:value-type="float">
            <text:p>21.3408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57860645161" calcext:value-type="float">
            <text:p>21.295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14887741935" calcext:value-type="float">
            <text:p>21.3014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42272" calcext:value-type="float">
            <text:p>21.27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86374193548" calcext:value-type="float">
            <text:p>21.29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39638709677" calcext:value-type="float">
            <text:p>21.513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18248" calcext:value-type="float">
            <text:p>21.0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2862" calcext:value-type="float">
            <text:p>20.612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8712" calcext:value-type="float">
            <text:p>20.4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54575483871" calcext:value-type="float">
            <text:p>20.535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3588137931" calcext:value-type="float">
            <text:p>20.98358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33571612903" calcext:value-type="float">
            <text:p>21.1333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87938064516" calcext:value-type="float">
            <text:p>21.148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1088" calcext:value-type="float">
            <text:p>21.16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25243870968" calcext:value-type="float">
            <text:p>21.0825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82792" calcext:value-type="float">
            <text:p>20.92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89272258064" calcext:value-type="float">
            <text:p>20.8889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30975483871" calcext:value-type="float">
            <text:p>20.703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29792" calcext:value-type="float">
            <text:p>20.43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23757419355" calcext:value-type="float">
            <text:p>19.942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9168" calcext:value-type="float">
            <text:p>19.5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5175483871" calcext:value-type="float">
            <text:p>19.655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06148571429" calcext:value-type="float">
            <text:p>20.0506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9132903226" calcext:value-type="float">
            <text:p>20.5439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19008" calcext:value-type="float">
            <text:p>21.15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8082580645" calcext:value-type="float">
            <text:p>21.153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53248" calcext:value-type="float">
            <text:p>21.11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21945806452" calcext:value-type="float">
            <text:p>21.1721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48552258064" calcext:value-type="float">
            <text:p>21.0748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8184" calcext:value-type="float">
            <text:p>20.6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30289032258" calcext:value-type="float">
            <text:p>20.2030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95416" calcext:value-type="float">
            <text:p>19.64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9716129032" calcext:value-type="float">
            <text:p>19.461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38357142857" calcext:value-type="float">
            <text:p>19.8038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20689032258" calcext:value-type="float">
            <text:p>20.1420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27855483871" calcext:value-type="float">
            <text:p>20.492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1244" calcext:value-type="float">
            <text:p>20.62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1975483871" calcext:value-type="float">
            <text:p>20.721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41976" calcext:value-type="float">
            <text:p>20.8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1703225806" calcext:value-type="float">
            <text:p>21.150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73532903226" calcext:value-type="float">
            <text:p>21.397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9456" calcext:value-type="float">
            <text:p>21.35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54725" calcext:value-type="float">
            <text:p>20.92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1856" calcext:value-type="float">
            <text:p>20.7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27101935484" calcext:value-type="float">
            <text:p>20.6027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1714" calcext:value-type="float">
            <text:p>20.571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82454193548" calcext:value-type="float">
            <text:p>20.4482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23055483871" calcext:value-type="float">
            <text:p>20.462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43864" calcext:value-type="float">
            <text:p>20.41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0090322581" calcext:value-type="float">
            <text:p>20.339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74448" calcext:value-type="float">
            <text:p>20.2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8069677419" calcext:value-type="float">
            <text:p>20.098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0264516129" calcext:value-type="float">
            <text:p>20.060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30416" calcext:value-type="float">
            <text:p>19.71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5074782609" calcext:value-type="float">
            <text:p>19.217507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24933333333" calcext:value-type="float">
            <text:p>19.102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1277419355" calcext:value-type="float">
            <text:p>19.482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83365517241" calcext:value-type="float">
            <text:p>19.7983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63721290323" calcext:value-type="float">
            <text:p>20.0363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93329032258" calcext:value-type="float">
            <text:p>20.349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95376" calcext:value-type="float">
            <text:p>20.37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83785806452" calcext:value-type="float">
            <text:p>20.3583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0902" calcext:value-type="float">
            <text:p>20.17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80841290323" calcext:value-type="float">
            <text:p>20.0180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22288" calcext:value-type="float">
            <text:p>19.7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1603076923" calcext:value-type="float">
            <text:p>19.336160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4472" calcext:value-type="float">
            <text:p>19.35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65981935484" calcext:value-type="float">
            <text:p>19.706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44842857143" calcext:value-type="float">
            <text:p>20.0944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9244137931" calcext:value-type="float">
            <text:p>20.4159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07494193548" calcext:value-type="float">
            <text:p>20.670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11451428571" calcext:value-type="float">
            <text:p>20.7011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8323" calcext:value-type="float">
            <text:p>20.618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6432" calcext:value-type="float">
            <text:p>20.6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00668387097" calcext:value-type="float">
            <text:p>20.7400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66598709677" calcext:value-type="float">
            <text:p>20.9866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1096" calcext:value-type="float">
            <text:p>21.01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5132903226" calcext:value-type="float">
            <text:p>20.7725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22368" calcext:value-type="float">
            <text:p>20.79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80423225806" calcext:value-type="float">
            <text:p>20.8880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79788571429" calcext:value-type="float">
            <text:p>21.0579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43112258064" calcext:value-type="float">
            <text:p>21.2943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96665806452" calcext:value-type="float">
            <text:p>21.5196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04648" calcext:value-type="float">
            <text:p>21.6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4696774193" calcext:value-type="float">
            <text:p>21.6894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95248" calcext:value-type="float">
            <text:p>21.6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3243870968" calcext:value-type="float">
            <text:p>21.768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96776" calcext:value-type="float">
            <text:p>21.49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9223225806" calcext:value-type="float">
            <text:p>21.0709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546" calcext:value-type="float">
            <text:p>20.82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84588387097" calcext:value-type="float">
            <text:p>20.8284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882" calcext:value-type="float">
            <text:p>21.03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83197419355" calcext:value-type="float">
            <text:p>21.0183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94590967742" calcext:value-type="float">
            <text:p>21.039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77888" calcext:value-type="float">
            <text:p>21.01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7796129032" calcext:value-type="float">
            <text:p>20.973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24150588235" calcext:value-type="float">
            <text:p>20.712415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0740645161" calcext:value-type="float">
            <text:p>20.552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45978947368" calcext:value-type="float">
            <text:p>20.34459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50064516129" calcext:value-type="float">
            <text:p>20.51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89636923077" calcext:value-type="float">
            <text:p>20.89896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67409032258" calcext:value-type="float">
            <text:p>20.9467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0324" calcext:value-type="float">
            <text:p>20.8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05584516129" calcext:value-type="float">
            <text:p>20.740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116" calcext:value-type="float">
            <text:p>20.61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51625806452" calcext:value-type="float">
            <text:p>20.535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66317419355" calcext:value-type="float">
            <text:p>20.4666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43995294118" calcext:value-type="float">
            <text:p>20.274399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942082213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54" meta:object-count="0"/>
    <meta:user-defined meta:name="AppVersion">3.0</meta:user-defined>
  </office:meta>
</office:document-meta>
</file>